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ato Black" svg:font-family="'Lato Black'" style:font-pitch="variable"/>
    <style:font-face style:name="Lido STF" svg:font-family="'Lido STF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ato Black" fo:font-size="24pt" officeooo:rsid="000c4b0e" officeooo:paragraph-rsid="000c4b0e" style:font-size-asian="24pt" style:font-name-complex="Garamond" style:font-size-complex="2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do STF" fo:font-size="16pt" officeooo:paragraph-rsid="000c4b0e" style:font-size-asian="16pt" style:font-name-complex="Garamond" style:font-size-complex="16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e393d" style:font-size-asian="10pt" style:font-name-complex="Garamond" style:font-size-complex="16pt"/>
    </style:style>
    <style:style style:name="T1" style:family="text">
      <style:text-properties style:font-name="JARDOTTY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93d" style:font-weight-asian="bold" style:font-weight-complex="bold"/>
    </style:style>
    <style:style style:name="T4" style:family="text">
      <style:text-properties fo:font-weight="bold" officeooo:rsid="000f45de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393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45de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02692" style:font-style-asian="italic" style:font-weight-asian="bold" style:font-style-complex="italic" style:font-weight-complex="bold"/>
    </style:style>
    <style:style style:name="T9" style:family="text">
      <style:text-properties officeooo:rsid="000e393d"/>
    </style:style>
    <style:style style:name="T10" style:family="text">
      <style:text-properties officeooo:rsid="000f4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XVIII Man's Supernatural Last End</text:p>
      <text:p text:style-name="P2">1. Once God freely decides to make man, He must give him what is due to his <text:s/>_ _ _ _ _ _ _ ; and He must make man for a <text:s/>_ _ _ _ _ _ _ .</text:p>
      <text:p text:style-name="P2">2. The ultimate purpose for which we exist is called our last <text:s/>_ _ _ _ _ _ _ .</text:p>
      <text:p text:style-name="P2">3. God is free to make man for a natural or for a <text:s/>_ _ _ _ _ _ _ <text:s/>end.</text:p>
      <text:p text:style-name="P2">4. A soul in Limbo (<text:span text:style-name="T1">does</text:span>) (<text:span text:style-name="T1">does not</text:span>) enjoy a vision of God.</text:p>
      <text:p text:style-name="P2">5. A soul in Limbo sees God by means of infused <text:s/>_ _ _ _ _ _ _ .</text:p>
      <text:p text:style-name="P2">6. These show God to the soul only inasmuch as He is the First <text:s/>_ _ _ _ _ _ _ of creatures.</text:p>
      <text:p text:style-name="P2">7. A soul in Limbo (<text:span text:style-name="T1">has</text:span>) (<text:span text:style-name="T1">has not</text:span>) a vision of the inner life that God leads in the Trinity.</text:p>
      <text:p text:style-name="P2">8. A soul in Limbo is happy with the happiness proper to (<text:span text:style-name="T1">God</text:span>) (<text:span text:style-name="T1">man</text:span>) in eternity.</text:p>
      <text:p text:style-name="P2">9. A man is said to be happy when he has no <text:s/>_ _ _ _ _ _ _ <text:s/>unsatisfied.</text:p>
      <text:p text:style-name="P2">10. The happiness in Limbo is a (<text:span text:style-name="T1">natural</text:span>) (<text:span text:style-name="T1">supernatural</text:span>) one.</text:p>
      <text:p text:style-name="P2">11. The souls in Limbo are those of persons who have died without <text:s/>_ _ _ _ _ _ _ <text:s/>and who have never come to the use of reason in <text:s/>_ _ _ _ _ _ _ matters in this life.</text:p>
      <text:p text:style-name="P2">12. By baptism of blood we mean <text:s/>_ _ _ _ _ _ _ .</text:p>
      <text:p text:style-name="P2">13. The souls of the Holy Innocents went to (<text:span text:style-name="T1">Limbo</text:span>) (<text:span text:style-name="T1">heaven</text:span>).</text:p>
      <text:p text:style-name="P2">14. Another name for heaven is the <text:s/>_ _ _ _ _ _ _ <text:s/>vision.</text:p>
      <text:p text:style-name="P2">15. In it God is seen by means of (<text:span text:style-name="T1">ideas</text:span>) (<text:span text:style-name="T1">Himself</text:span>).</text:p>
      <text:p text:style-name="P2">16. In it He is not only that which is seen, but also that <text:s/>_ _ _ _ _ _ _ <text:s/>He is seen.</text:p>
      <text:p text:style-name="P2">17. It (<text:span text:style-name="T1">is</text:span>) (<text:span text:style-name="T1">is not</text:span>) an immediate vision of God's essence.</text:p>
      <text:p text:style-name="P2">18. In it the soul sees God (<text:span text:style-name="T1">merely as Creator</text:span>) (<text:span text:style-name="T1">also as the Trinity</text:span>).</text:p>
      <text:p text:style-name="P2">19. St. John says that in heaven we shall see God “as He <text:s/>_ _ _ _ _ _ _ .”</text:p>
      <text:p text:style-name="P2">20. St. Paul says that in heaven I shall know God “even as I am <text:s/>_ _ _ _ _ .”</text:p>
      <text:p text:style-name="P2"><text:soft-page-break/>21. The happiness of heaven is a real sharing in the happiness proper to (<text:span text:style-name="T1">man</text:span>) (<text:span text:style-name="T1">God</text:span>).</text:p>
      <text:p text:style-name="P2">22. Our intellect is strengthened to bear the beatific vision by what is called the <text:s/>_ _ _ _ _ _ _ .</text:p>
      <text:p text:style-name="P2">23. We are absolutely certain that there is a heaven, because <text:s/>_ _ _ _ _ _ _ has told us that there is.</text:p>
      <text:p text:style-name="P2">24. We are equally certain that He did tell us, because the <text:s/>_ _ _ _ _ _ _ assures us infallibly that He did.</text:p>
      <text:p text:style-name="P2">25. The light of glory is a sharing in God's own intellectual <text:s/>_ _ _ _ _ _ _ .</text:p>
      <text:p text:style-name="P2">26. Billy, who has made his morning offering and who is in a state of grace enjoys an ice-cream. Does he merit by this act? (<text:span text:style-name="T1">yes</text:span>) (<text:span text:style-name="T1">no</text:span>).</text:p>
      <text:p text:style-name="P2">27. Jimmy thinks he will pile up lots of merit in purgatory, since he is sure to be there a very long time. Is he right? (<text:span text:style-name="T1">yes</text:span>) (<text:span text:style-name="T1">no</text:span>).</text:p>
      <text:p text:style-name="P2">28. A soldier in mortal sin does a gallant deed by rescuing his wounded companion. Is there any supernatural merit here? (<text:span text:style-name="T1">yes</text:span>) (<text:span text:style-name="T1">no</text:span>).</text:p>
      <text:p text:style-name="P2">29. The amount of merit in any act depends on the intensity of the <text:s/>_ _ _ _ _ <text:s/>with which it is done.</text:p>
      <text:p text:style-name="P2">30. In the Hail Mary we pray for the grace of <text:s/>_ _ _ _ _ _ _ .</text:p>
      <text:p text:style-name="P2"/>
      <text:p text:style-name="P2"/>
      <text:p text:style-name="P3">A). 1. Once God freely decides to make man, He must give him what is due to his (<text:span text:style-name="T6">nature</text:span>); and He must make man for a (<text:span text:style-name="T6">purpose</text:span>). 2. The ultimate purpose for which we exist is called our last (<text:span text:style-name="T6">end</text:span>). 3. God is free to make man for a natural or for a (<text:span text:style-name="T6">supernatural</text:span>) end. 4. A soul in Limbo (<text:span text:style-name="T5">does</text:span>) (does not) enjoy a vision of God. 5. A soul in Limbo sees God by means of infused (<text:span text:style-name="T6">ideas</text:span>). 6. These show God to the soul only inasmuch as He is the First (<text:span text:style-name="T6">Cause</text:span>) of creatures. 7. A soul in Limbo (has) (<text:span text:style-name="T5">has not</text:span>) a vision of the inner life that God leads in the Trinity. 8. A soul in Limbo is happy with the happiness proper to (God) (<text:span text:style-name="T5">man</text:span>) in eternity. 9. A man is said to be happy when he has no (<text:span text:style-name="T6">desires</text:span>) unsatisfied. 10. The happiness in Limbo is a (<text:span text:style-name="T5">natural</text:span>) (supernatural) one. 11. The souls in Limbo are those of persons who have died without (<text:span text:style-name="T6">baptism</text:span>) and who have never come to the use of reason in (<text:span text:style-name="T6">moral</text:span>) matters in this life. 12. By baptism of blood we mean (<text:span text:style-name="T8">martyrdom</text:span>). 13. The souls of the Holy Innocents went to (Limbo) (<text:span text:style-name="T5">heaven</text:span>). 14. Another name for heaven is the (<text:span text:style-name="T7">beatific</text:span>) vision. 15. In it God is seen by means of (ideas) (<text:span text:style-name="T5">Himself</text:span>). 16. In it He is not only that which is seen, but also that (<text:span text:style-name="T7">by which</text:span>) He is seen. 17. It (<text:span text:style-name="T5">is</text:span>) (is not) an immediate vision of God's essence. 18. In it the soul sees God (merely as Creator) (<text:span text:style-name="T5">also as the Trinity</text:span>). 19. St. John says that in heaven we shall see God “as He (<text:span text:style-name="T7">is</text:span>).” 20. St. Paul says that in heaven I shall know God “even as I am (<text:span text:style-name="T7">known</text:span>).” 21. The happiness of heaven is a real sharing in the happiness proper to (man) (<text:span text:style-name="T5">God</text:span>). 22. Our intellect is strengthened to bear the beatific vision by what is called the (<text:span text:style-name="T8">light of glory</text:span>). 23. We are absolutely certain that there is a heaven, because (<text:span text:style-name="T7">God</text:span>) has told us that there is. 24. We are equally certain that He did tell us, because the (<text:span text:style-name="T7">Church</text:span>) assures us infallibly that He did. 25. The light of glory is a sharing in God's own intellectual (<text:span text:style-name="T8">light</text:span>). 26. Billy, who has made his morning offering and who is in a state of grace enjoys an ice-cream. Does he merit by this act? (<text:span text:style-name="T5">yes</text:span>) (no). 27. Jimmy thinks he will pile up lots of merit in purgatory, since he is sure to be there a very long time. Is he right? (yes) (<text:span text:style-name="T5">no</text:span>). 28. A soldier in mortal sin does a gallant deed by rescuing his wounded companion. Is there any supernatural merit here? (yes) (<text:span text:style-name="T5">no</text:span>). 29. The amount of merit in any act depends on the intensity of the (<text:span text:style-name="T8">charity</text:span>) with which it is done. 30. In the Hail Mary we pray for the grace of (<text:span text:style-name="T8">final perseverance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ato Black" svg:font-family="'Lato Black'" style:font-pitch="variable"/>
    <style:font-face style:name="Lido STF" svg:font-family="'Lido STF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0:53:52.877173454</meta:creation-date>
    <dc:date>2015-11-25T12:31:23.639560291</dc:date>
    <meta:editing-duration>PT56M20S</meta:editing-duration>
    <meta:editing-cycles>3</meta:editing-cycles>
    <meta:generator>LibreOffice/4.3.3.2$Linux_X86_64 LibreOffice_project/430m0$Build-2</meta:generator>
    <meta:print-date>2015-11-25T11:00:22.045320745</meta:print-date>
    <meta:document-statistic meta:table-count="0" meta:image-count="0" meta:object-count="0" meta:page-count="3" meta:paragraph-count="32" meta:word-count="1117" meta:character-count="5150" meta:non-whitespace-character-count="4039"/>
  </office:meta>
</office:document-meta>
</file>